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Code Pro" svg:font-family="'Source Code Pro'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9pt" style:font-size-asian="9pt" style:font-size-complex="9pt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/>
      <style:text-properties officeooo:paragraph-rsid="000b7402"/>
    </style:style>
    <style:style style:name="P4" style:family="paragraph" style:parent-style-name="Standard">
      <style:paragraph-properties fo:line-height="150%"/>
      <style:text-properties officeooo:paragraph-rsid="000caa0b"/>
    </style:style>
    <style:style style:name="P5" style:family="paragraph" style:parent-style-name="Standard">
      <style:paragraph-properties fo:line-height="150%"/>
      <style:text-properties officeooo:paragraph-rsid="000fe5e7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officeooo:paragraph-rsid="001484ee" style:font-size-asian="12.25pt" style:font-size-complex="14pt"/>
    </style:style>
    <style:style style:name="P7" style:family="paragraph" style:parent-style-name="Preformatted_20_Text">
      <style:paragraph-properties fo:line-height="150%"/>
      <style:text-properties fo:font-size="10pt" style:font-size-asian="10pt" style:font-size-complex="10pt"/>
    </style:style>
    <style:style style:name="P8" style:family="paragraph" style:parent-style-name="Preformatted_20_Text">
      <style:paragraph-properties fo:line-height="150%"/>
      <style:text-properties fo:font-size="10pt" officeooo:paragraph-rsid="000de93d" style:font-size-asian="10pt" style:font-size-complex="10pt"/>
    </style:style>
    <style:style style:name="P9" style:family="paragraph" style:parent-style-name="Preformatted_20_Text">
      <style:paragraph-properties fo:line-height="150%"/>
    </style:style>
    <style:style style:name="P10" style:family="paragraph" style:parent-style-name="Preformatted_20_Text">
      <style:paragraph-properties fo:line-height="150%"/>
      <style:text-properties officeooo:paragraph-rsid="000caa0b"/>
    </style:style>
    <style:style style:name="P11" style:family="paragraph" style:parent-style-name="Preformatted_20_Text">
      <style:paragraph-properties fo:line-height="150%"/>
      <style:text-properties officeooo:paragraph-rsid="000fe5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factoring Process for Medland Project Grass Scripts</text:p>
      <text:p text:style-name="P3"><text:tab/>The goal was to refactor the Grass scripts of the medland simulation, written in python, by dividing them into smaller functions within multiple scripts. <text:s/>This is to make the program easier to understand and to allow it to run faster when using multiprocessing.</text:p>
      <text:p text:style-name="P3"><text:tab/>An attempt was previously made to refactor the script r.land.assess.py in this way. <text:s/>When the simulation was run, the scripts would not be executed properly with the divided r.land.assess script. <text:s/>Errors indicated that values could not be obtained from the variables of the script. <text:s/>It was believed that the environment variables changed or could not be accessed from multiple files. <text:s/>However, the script was executed correctly when divided into a few functions contained within the same file.</text:p>
      <text:p text:style-name="P3"><text:tab/>The writer of the scripts, Isaac Ullah, explained that the environment variables are obtained with the program line</text:p>
      <text:p text:style-name="P3"/>
      <text:p text:style-name="P9">os.execvp("g.parser", [sys.argv[0]] + sys.argv)</text:p>
      <text:p text:style-name="P2"/>
      <text:p text:style-name="P4">and set to default values using the directives that start with the following line.</text:p>
      <text:p text:style-name="P4"/>
      <text:p text:style-name="P10">#%option</text:p>
      <text:p text:style-name="P10"/>
      <text:p text:style-name="P4">Therefore, the directives must be contained in the same file that has os.execvp command for the variables to be properly initialized.</text:p>
      <text:p text:style-name="P4"><text:tab/>The r.land.assess script was divided using three main stages. <text:s/>First, the main() function of the script was divided into ten functions, with the new main() function itself used only to call the other functions. <text:s/>All of the variables used by more than one function were declared as global variables within the functions that modified their values. <text:s/>The simulation worked correctly with this modified script.</text:p>
      <text:p text:style-name="P4"><text:tab/>In the second stage, the values of the variables were passed between functions by using parameters and return values. <text:s/>When multiple values needed to be returned by a function, the values were returned within a dictionary set, as in this example from combineMaps().</text:p>
      <text:p text:style-name="P4"/>
      <text:p text:style-name="P8">return {"creating": creating, "fimpactsmap": fimpactsmap</text:p>
      <text:p text:style-name="P8"><text:tab/>, "startGrass": startGrass, "endGrass": endGrass</text:p>
      <text:p text:style-name="P7"><text:s text:c="6"/>, "sumGrass": sumGrass, "start3": start3, "end3": end3}</text:p>
      <text:p text:style-name="P1"/>
      <text:p text:style-name="P5">The returned values from a function could then be accessed by storing all the values in a variable, and referencing a specific value with its identifying string. <text:s/>So, to set the the value of startGrass returned by <text:soft-page-break/>combineMaps() to a variable aaa, the following lines could be used.</text:p>
      <text:p text:style-name="P5"/>
      <text:p text:style-name="P11">combineMapVal = combineMaps(farmingVal["fimpactsmapslist"]</text:p>
      <text:p text:style-name="P11"><text:tab/>, initial["fimpactsmap"], farmingVal["tenuretemp"]</text:p>
      <text:p text:style-name="P11"><text:tab/>, initial["landtenurename"], farmingVal["sumGrass"])</text:p>
      <text:p text:style-name="P11">aaa = combineMapVal[“startGrass”]</text:p>
      <text:p text:style-name="P11"/>
      <text:p text:style-name="P5">The format used to pass values to functions shows, within the function call, which function most recently modified each variable. <text:s/>Note that if the variable is a filename, this reference shows the function that last returned the filename, not the function that most recently modified the file. <text:s/>In this format, the main() function was used to manage the function calls and values passed to functions.</text:p>
      <text:p text:style-name="P5"><text:tab/>The third stage of the refactoring was to move each of the functions called by main() into a separate file. <text:s/>The files were placed in the same directory as r.land.assess with filenames beginning with “assess.” <text:s/>The main() function, along with the os.execvp call and the related directives, were left in the r.land.assess file. <text:s/>Commands were added to import the child functions to the main() function. <text:s/>The simulation ran without errors using this newer version of the r.land.assess script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Source Code Pro" svg:font-family="'Source Code Pro'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AR PL UMing HK1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0T13:20:49</meta:creation-date>
    <meta:generator>LibreOffice/4.0.4.2$Linux_X86_64 LibreOffice_project/400m0$Build-2</meta:generator>
    <dc:date>2015-01-30T14:45:40</dc:date>
    <meta:editing-duration>PT1H14M13S</meta:editing-duration>
    <meta:editing-cycles>5</meta:editing-cycles>
    <meta:document-statistic meta:table-count="0" meta:image-count="0" meta:object-count="0" meta:page-count="2" meta:paragraph-count="20" meta:word-count="512" meta:character-count="3401" meta:non-whitespace-character-count="2878"/>
  </office:meta>
</office:document-meta>
</file>